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3" style:parent-style-name="Fonteparág.padrão" style:family="text">
      <style:text-properties style:font-name="Arial"/>
    </style:style>
    <style:style style:name="T4" style:parent-style-name="Fonteparág.padrão" style:family="text">
      <style:text-properties style:font-name="Arial"/>
    </style:style>
    <style:style style:name="T5" style:parent-style-name="Fonteparág.padrão" style:family="text">
      <style:text-properties style:font-name="Arial"/>
    </style:style>
    <style:style style:name="T6" style:parent-style-name="Fonteparág.padrão" style:family="text">
      <style:text-properties style:font-name="Arial"/>
    </style:style>
    <style:style style:name="T7" style:parent-style-name="Fonteparág.padrão" style:family="text">
      <style:text-properties style:font-name="Arial"/>
    </style:style>
    <style:style style:name="T8" style:parent-style-name="Fonteparág.padrão" style:family="text">
      <style:text-properties style:font-name="Arial"/>
    </style:style>
    <style:style style:name="T9" style:parent-style-name="Fonteparág.padrão" style:family="text">
      <style:text-properties style:font-name="Arial" fo:color="#FF0000"/>
    </style:style>
    <style:style style:name="T10" style:parent-style-name="Fonteparág.padrão" style:family="text">
      <style:text-properties style:font-name="Arial"/>
    </style:style>
    <style:style style:name="T11" style:parent-style-name="Fonteparág.padrão" style:family="text">
      <style:text-properties style:font-name="Arial"/>
    </style:style>
    <style:style style:name="T12" style:parent-style-name="Fonteparág.padrão" style:family="text">
      <style:text-properties style:font-name="Arial"/>
    </style:style>
    <style:style style:name="T13" style:parent-style-name="Fonteparág.padrão" style:family="text">
      <style:text-properties style:font-name="Arial"/>
    </style:style>
    <style:style style:name="T14" style:parent-style-name="Fonteparág.padrão" style:family="text">
      <style:text-properties style:font-name="Arial"/>
    </style:style>
    <style:style style:name="T15" style:parent-style-name="Fonteparág.padrão" style:family="text">
      <style:text-properties style:font-name="Arial"/>
    </style:style>
    <style:style style:name="T16" style:parent-style-name="Fonteparág.padrão" style:family="text">
      <style:text-properties style:font-name="Arial"/>
    </style:style>
    <style:style style:name="T17" style:parent-style-name="Fonteparág.padrão" style:family="text">
      <style:text-properties style:font-name="Arial"/>
    </style:style>
    <style:style style:name="T18" style:parent-style-name="Fonteparág.padrão" style:family="text">
      <style:text-properties style:font-name="Arial"/>
    </style:style>
    <style:style style:name="T19" style:parent-style-name="Fonteparág.padrão" style:family="text">
      <style:text-properties style:font-name="Arial"/>
    </style:style>
    <style:style style:name="T20" style:parent-style-name="Fonteparág.padrão" style:family="text">
      <style:text-properties style:font-name="Arial"/>
    </style:style>
    <style:style style:name="T21" style:parent-style-name="Fonteparág.padrão" style:family="text">
      <style:text-properties style:font-name="Arial"/>
    </style:style>
    <style:style style:name="T22" style:parent-style-name="Fonteparág.padrão" style:family="text">
      <style:text-properties style:font-name="Arial"/>
    </style:style>
    <style:style style:name="T23" style:parent-style-name="Fonteparág.padrão" style:family="text">
      <style:text-properties style:font-name="Arial"/>
    </style:style>
    <style:style style:name="T24" style:parent-style-name="Fonteparág.padrão" style:family="text">
      <style:text-properties style:font-name="Arial"/>
    </style:style>
    <style:style style:name="T25" style:parent-style-name="Fonteparág.padrão" style:family="text">
      <style:text-properties style:font-name="Arial"/>
    </style:style>
    <style:style style:name="T26" style:parent-style-name="Fonteparág.padrão" style:family="text">
      <style:text-properties style:font-name="Arial"/>
    </style:style>
    <style:style style:name="T27" style:parent-style-name="Fonteparág.padrão" style:family="text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T32" style:parent-style-name="Fonteparág.padrão" style:family="text">
      <style:text-properties style:font-name="Arial"/>
    </style:style>
  </office:automatic-styles>
  <office:body>
    <office:text text:use-soft-page-breaks="true">
      <text:p text:style-name="P1">Lucas Orestes Fabris</text:p>
      <text:p text:style-name="Standard"/>
      <text:p text:style-name="Standard"/>
      <text:p text:style-name="Standard"/>
      <text:p text:style-name="Standard"/>
      <text:p text:style-name="P2">TESTE DE VERIFICAÇÃO</text:p>
      <text:p text:style-name="Standard"/>
      <text:p text:style-name="Standard">1)<text:s/><text:span text:style-name="T3">Considere um circuito divisor de frequência com 4 FF’s JK conectados. A frequência de saída do último FF quando a frequência do clock de entrada aplicado no<text:s/></text:span><text:span text:style-name="T4">primeiro FF <text:s/>for de 1kHz é:</text:span></text:p>
      <text:p text:style-name="Standard"><text:span text:style-name="T5"><text:s/>a) 500Hz;</text:span></text:p>
      <text:p text:style-name="Standard"><text:span text:style-name="T6"><text:s/>b) 200Hz;</text:span></text:p>
      <text:p text:style-name="Standard"><text:span text:style-name="T7"><text:s/>c) 62,5Hz;</text:span></text:p>
      <text:p text:style-name="Standard"><text:span text:style-name="T8"><text:s/></text:span><text:span text:style-name="T9">d) 125Hz.</text:span></text:p>
      <text:p text:style-name="Standard"><text:span text:style-name="T10"><text:s/></text:span></text:p>
      <text:p text:style-name="Standard"><text:span text:style-name="T11">2) A diferença entre um LATCH e um FLIP FLOP é que o LATCH é ativado pela borda do sinal de clock, enquanto o FLI FLOP é ativado pelo nível( 0 ou 1).</text:span></text:p>
      <text:p text:style-name="Standard"><text:span text:style-name="T12">(x) Verdadeiro;</text:span></text:p>
      <text:p text:style-name="Standard"><text:span text:style-name="T13">( <text:s/>) Falso.</text:span></text:p>
      <text:p text:style-name="Standard"/>
      <text:p text:style-name="Standard"><text:span text:style-name="T14">3)</text:span><text:span text:style-name="T15"><text:s/>Em termos de consumo(potência), o da família CMOS é muito inferior ao da família TTL</text:span></text:p>
      <text:p text:style-name="Standard"><text:span text:style-name="T16">(x) Verdadeiro;</text:span></text:p>
      <text:p text:style-name="Standard"><text:span text:style-name="T17">( <text:s/>) Falso.</text:span></text:p>
      <text:p text:style-name="Standard"/>
      <text:p text:style-name="Standard"><text:span text:style-name="T18">4) A família TTL possui tempos de atraso ou propagação(tp) mais elevados que os da família CMOS, sendo sua principal desvantagem.</text:span></text:p>
      <text:p text:style-name="Standard"><text:span text:style-name="T19">(x)<text:s/></text:span><text:span text:style-name="T20">Verdadeiro;</text:span></text:p>
      <text:p text:style-name="Standard"><text:span text:style-name="T21">( <text:s/>) Falso; <text:s text:c="2"/></text:span></text:p>
      <text:p text:style-name="Standard"/>
      <text:p text:style-name="Standard"><text:span text:style-name="T22">5) O CI 7476 é um circuito integrado da família TTL contendo dois flip flops Jk na sua estrutura interna, enquanto o CI 4027 é um circuito integrado com a mesma estrutura porém da família CMOS.</text:span></text:p>
      <text:p text:style-name="Standard"><text:span text:style-name="T23">(x) Verdadeiro;</text:span></text:p>
      <text:p text:style-name="Standard"><text:span text:style-name="T24">( <text:s/>) Falso.</text:span></text:p>
      <text:p text:style-name="Standard"/>
      <text:p text:style-name="Standard"><text:span text:style-name="T25">6) A<text:s/></text:span><text:span text:style-name="T26">alta resistência de entrada nos circuitos integrados da família CMOS faz com que a corrente de entrada nas portas destes CI’s seja muito baixa.</text:span></text:p>
      <text:p text:style-name="Standard"><text:span text:style-name="T27">(x) Verdadeiro;</text:span></text:p>
      <text:p text:style-name="P28">( <text:s/>) Falso.</text:p>
      <text:p text:style-name="P29"/>
      <text:p text:style-name="P30">7) O número de entradas que podem ser ligadas a uma única saída de uma porta lógica<text:s/>é dado por FAN OUT.</text:p>
      <text:p text:style-name="P31">(x) Verdadeiro;</text:p>
      <text:p text:style-name="Standard"><text:span text:style-name="T32">( <text:s/>) Fals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 Fabris</dc:creator>
    <meta:creation-date>2020-04-29T09:50:00Z</meta:creation-date>
    <dc:date>2020-05-03T23:53:00Z</dc:date>
    <meta:template xlink:href="Normal" xlink:type="simple"/>
    <meta:editing-cycles>16</meta:editing-cycles>
    <meta:editing-duration>PT7440S</meta:editing-duration>
    <meta:document-statistic meta:page-count="1" meta:paragraph-count="2" meta:word-count="198" meta:character-count="1271" meta:row-count="8" meta:non-whitespace-character-count="1075"/>
  </office:meta>
</office:document-meta>
</file>